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 style:master-page-name="">
      <style:table-properties style:width="8.705cm" style:page-number="auto" table:align="left"/>
    </style:style>
    <style:style style:name="Таблица1.A" style:family="table-column">
      <style:table-column-properties style:column-width="3.704cm"/>
    </style:style>
    <style:style style:name="Таблица1.B" style:family="table-column">
      <style:table-column-properties style:column-width="5.00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 style:master-page-name="">
      <style:table-properties style:width="8.705cm" style:page-number="auto" table:align="left"/>
    </style:style>
    <style:style style:name="Таблица2.A" style:family="table-column">
      <style:table-column-properties style:column-width="3.704cm"/>
    </style:style>
    <style:style style:name="Таблица2.B" style:family="table-column">
      <style:table-column-properties style:column-width="5.0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128e4" officeooo:paragraph-rsid="002128e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128e4" officeooo:paragraph-rsid="002128e4" style:font-weight-asian="bold" style:font-weight-complex="bold"/>
    </style:style>
    <style:style style:name="P5" style:family="paragraph" style:parent-style-name="Standard">
      <style:text-properties fo:font-weight="bold" officeooo:rsid="002128e4" officeooo:paragraph-rsid="002128e4" style:font-weight-asian="bold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officeooo:rsid="001db4b5" officeooo:paragraph-rsid="001f2717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weight="normal" officeooo:rsid="002128e4" officeooo:paragraph-rsid="002128e4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officeooo:rsid="001db4b5" officeooo:paragraph-rsid="001f2717"/>
    </style:style>
    <style:style style:name="P9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officeooo:rsid="0020a308" officeooo:paragraph-rsid="0020a308"/>
    </style:style>
    <style:style style:name="P10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normal" officeooo:rsid="002128e4" officeooo:paragraph-rsid="002128e4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normal" officeooo:rsid="00249e79" officeooo:paragraph-rsid="00249e79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normal" officeooo:rsid="002873e4" officeooo:paragraph-rsid="002873e4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normal" officeooo:rsid="0028ff68" officeooo:paragraph-rsid="002a54c6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bold" officeooo:rsid="00249e79" officeooo:paragraph-rsid="00249e79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bold" officeooo:rsid="0024a533" officeooo:paragraph-rsid="0024a533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bold" officeooo:rsid="002a54c6" officeooo:paragraph-rsid="002a54c6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24a533" officeooo:paragraph-rsid="0024a533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weight="normal" officeooo:rsid="0024a533" officeooo:paragraph-rsid="0024a533" style:font-weight-asian="normal" style:font-weight-complex="normal"/>
    </style:style>
    <style:style style:name="P19" style:family="paragraph" style:parent-style-name="Table_20_Contents">
      <style:text-properties officeooo:rsid="0024a533" officeooo:paragraph-rsid="0024a533"/>
    </style:style>
    <style:style style:name="P20" style:family="paragraph" style:parent-style-name="Table_20_Contents">
      <style:text-properties officeooo:paragraph-rsid="0024a533"/>
    </style:style>
    <style:style style:name="T1" style:family="text">
      <style:text-properties officeooo:rsid="001db4b5"/>
    </style:style>
    <style:style style:name="T2" style:family="text">
      <style:text-properties officeooo:rsid="001f2717"/>
    </style:style>
    <style:style style:name="T3" style:family="text">
      <style:text-properties style:text-position="super 58%" style:font-size-asian="10.5pt"/>
    </style:style>
    <style:style style:name="T4" style:family="text">
      <style:text-properties style:text-position="0% 100%" style:font-size-asian="10.5pt"/>
    </style:style>
    <style:style style:name="T5" style:family="text">
      <style:text-properties officeooo:rsid="00224e5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5b5d9"/>
    </style:style>
    <style:style style:name="T8" style:family="text">
      <style:text-properties officeooo:rsid="002a54c6"/>
    </style:style>
    <style:style style:name="T9" style:family="text">
      <style:text-properties officeooo:rsid="002ac32c"/>
    </style:style>
    <style:style style:name="T10" style:family="text">
      <style:text-properties officeooo:rsid="002c24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<text:span text:style-name="T1">№</text:span>1</text:p>
      <text:p text:style-name="P4"/>
      <text:p text:style-name="P2">Синхронизация параллельных процессов. Производитель-потребитель.</text:p>
      <text:p text:style-name="P2"/>
      <text:p text:style-name="P3">1. Постановка задачи.</text:p>
      <text:p text:style-name="P6">Была поставлена задача, разработать 2-е программы копирования данных между двумя массивами (А и B), посредством промежуточного буфера, <text:span text:style-name="T2">данные в который поступают из массива А (производитель) и в дальнейшем передаются массиву B (потребитель)</text:span>. </text:p>
      <text:p text:style-name="P8"><text:span text:style-name="T2">Первая программа должна состоять из двух потоков. Первый поток занимается наполнением буфера посредством содержимого первого потока. Чтение данные из массива А проводится по одному символу с дальнейшим помещением в буфер. Второй поток производит чтение данных из буфера по одному и символу с дальнейшей записью их в массив B. Производить запись в буфер возможно только при наличии в нем хотя-бы одной свободной ячейки. Чтение из буфера возможно только при наличии в нем хотя-бы одного не прочитанного элемента.</text:span></text:p>
      <text:p text:style-name="P9">Вторая программа должна проводить те-же действия, что и первая (копировать данные массива А в массив B посредством буфера), но не используя параллельные потоки, а последовательно заполняя буфер и и освобождая его посредством передачи данных в массив B.</text:p>
      <text:p text:style-name="P9">Минимальный размер массива А должен составлять не менее 10<text:span text:style-name="T3">8 </text:span><text:span text:style-name="T4">элементов. Размер буфера от 10 до половины длинны массива А.</text:span></text:p>
      <text:p text:style-name="P9"><text:span text:style-name="T4"/></text:p>
      <text:p text:style-name="P5">2. Словесное описание работы параллельного алгоритма.</text:p>
      <text:p text:style-name="P5"/>
      <text:p text:style-name="P7">Программа производит наполнение данными производителя (массив А), по средством вызова метода. Подготавливаются счетчики времени, которые будут фиксировать время наполнения массива B (потребитель) данными массива А посредством буфера. Для упрощения расчета, размерность буфера будет формировать автоматически, от 10 до половины размерности производителя, путем <text:span text:style-name="T5">умножения текущего значения на число 5. Для хранения данных массивов и буфера, будет добавлен отдельный класс, на основании которого будет создать объект, над которым и будут проводиться операции по миграции данных между массивами. Для потоков производитель и потомок так-же будут созданы два класса, которые будут дочерними классу Thread, и в которых будет перегружен метод «run», который отвечает <text:s/>за работу потока. Оба потока получат метод передачи потоку объекта класса с данными по массивам. Класс с данными будет содержать методы которые будут защищены от перезаписи посредством механизма синхронизации данных. После формирования структуры классов, на их основе будут созданы 3-и объекта, два из которых будут являться потомками класс Thread и будут выступать в роли потоков, а третий объект будет содержать данные по массивам, а так-же методы для манипуляции с ними. После создания объектов, будет проводиться фиксация текущего времени системы, для дальнейшего расчета времени работы приложения. <text:s/>Остается только запустить потоки, посредством вызова метода «start» созданных объектов. Оба <text:s/>потока работают примерно по одному принципу. Поток производитель проверят наличие свободных ячеек в буфере и помещает в него элементы, пока свободные ячейки не закончатся. В свою очередь поток потребитель проверяет наличие новых данных в ячейкам буфера и освобождает их, если они есть, путем переноса данных в массив B. В свою очередь оба потока следят за тем, чтобы можно было передать работу другому потоку, если у них закончились данные для обработки (статически метод yield() класса класса Thread). Процесс продолжается, пока все элементы не будут переданы. Основной поток программы следит за состоянием потоков и ждет их завершения посредством метода join(). Как только работа потоков будет выполнена, фиксируется текущее время выполнения и путем получения разницы конечного и начального времени.</text:span></text:p>
      <text:p text:style-name="P10"/>
      <text:p text:style-name="P14"><text:soft-page-break/>3. Исходные тексты программы:</text:p>
      <text:p text:style-name="P11"><text:span text:style-name="T6">3.1</text:span> <text:span text:style-name="T6">Программа с последовательным перебором (без использования отдельных потоков):</text:span></text:p>
      <text:p text:style-name="P11"/>
      <text:p text:style-name="P11">public class Main {</text:p>
      <text:p text:style-name="P11"/>
      <text:p text:style-name="P11"><text:s text:c="4"/>private int sizeArray = (int) Math.pow(10, 8);</text:p>
      <text:p text:style-name="P11"><text:s text:c="4"/>//private int sizeArray = Integer.MAX_VALUE - 2;</text:p>
      <text:p text:style-name="P11"><text:s text:c="4"/>//private int sizeArray = (int) Math.pow(2, 31);</text:p>
      <text:p text:style-name="P11"/>
      <text:p text:style-name="P11"><text:s text:c="4"/>private int[] a = new int[sizeArray];</text:p>
      <text:p text:style-name="P11"><text:s text:c="4"/>private int[] b = new int[sizeArray];</text:p>
      <text:p text:style-name="P11"><text:s text:c="4"/>private int[] buffer = new int[sizeArray/2];</text:p>
      <text:p text:style-name="P11"/>
      <text:p text:style-name="P11"><text:s text:c="4"/>public static void main(String[] args) {</text:p>
      <text:p text:style-name="P11"><text:s text:c="8"/>Main app = new Main();</text:p>
      <text:p text:style-name="P11"><text:s text:c="8"/>app.startApp();</text:p>
      <text:p text:style-name="P11"/>
      <text:p text:style-name="P11"><text:s text:c="4"/>}</text:p>
      <text:p text:style-name="P11"/>
      <text:p text:style-name="P11"><text:s text:c="4"/>private void startApp() {</text:p>
      <text:p text:style-name="P11"/>
      <text:p text:style-name="P11"><text:s text:c="8"/>long startTime = 0;</text:p>
      <text:p text:style-name="P11"><text:s text:c="8"/>long endTime = 0;</text:p>
      <text:p text:style-name="P11"/>
      <text:p text:style-name="P11"><text:s text:c="8"/>startTime = System.currentTimeMillis();</text:p>
      <text:p text:style-name="P11"><text:s text:c="8"/>for (int i = 0; i &lt; sizeArray; i++) {</text:p>
      <text:p text:style-name="P11"><text:s text:c="12"/>//a[i] = (int) (Math.random() * Integer.MAX_VALUE);</text:p>
      <text:p text:style-name="P11"><text:s text:c="12"/>a[i] = Integer.MAX_VALUE;</text:p>
      <text:p text:style-name="P11"><text:s text:c="8"/>}</text:p>
      <text:p text:style-name="P11"/>
      <text:p text:style-name="P11"><text:s text:c="8"/>endTime = System.currentTimeMillis();</text:p>
      <text:p text:style-name="P11"><text:s text:c="8"/>//System.out.println("Время формирования массива = " + (endTime - startTime));</text:p>
      <text:p text:style-name="P11"><text:s text:c="8"/>int sizeBuffer = 10;</text:p>
      <text:p text:style-name="P11"/>
      <text:p text:style-name="P11"><text:s text:c="8"/>while (sizeBuffer &lt; sizeArray/2) {</text:p>
      <text:p text:style-name="P11"><text:s text:c="12"/>System.out.println("Buffer size = " + sizeBuffer);</text:p>
      <text:p text:style-name="P11"><text:s text:c="12"/>System.out.println("Run time = " + copyArray(sizeBuffer));</text:p>
      <text:p text:style-name="P11"/>
      <text:p text:style-name="P11"><text:s text:c="12"/>sizeBuffer *= 5;</text:p>
      <text:p text:style-name="P11"><text:s text:c="8"/>}</text:p>
      <text:p text:style-name="P11"><text:s text:c="8"/>sizeBuffer = sizeArray/2 - 1;</text:p>
      <text:p text:style-name="P11"><text:s text:c="8"/>System.out.println("Buffer size = " + sizeBuffer);</text:p>
      <text:p text:style-name="P11"><text:s text:c="8"/>System.out.println("Run time = " + copyArray(sizeBuffer) + "\n");</text:p>
      <text:p text:style-name="P11"/>
      <text:p text:style-name="P11"><text:s text:c="8"/>startTime = System.currentTimeMillis();</text:p>
      <text:p text:style-name="P11"><text:s text:c="8"/>int counter = 0;</text:p>
      <text:p text:style-name="P11"><text:s text:c="8"/>while (counter &lt; sizeArray) {</text:p>
      <text:p text:style-name="P11"><text:s text:c="12"/>b[counter] = a[counter];</text:p>
      <text:p text:style-name="P11"><text:s text:c="12"/>counter++;</text:p>
      <text:p text:style-name="P11"><text:s text:c="8"/>}</text:p>
      <text:p text:style-name="P11"><text:s text:c="8"/>endTime = System.currentTimeMillis();</text:p>
      <text:p text:style-name="P11"><text:soft-page-break/><text:s text:c="8"/>System.out.println("Copy time no use buffer = " + (endTime - startTime));</text:p>
      <text:p text:style-name="P11"/>
      <text:p text:style-name="P11"><text:s text:c="4"/>}</text:p>
      <text:p text:style-name="P11"/>
      <text:p text:style-name="P11"><text:s text:c="4"/>private long copyArray(int sizeBuffer) {</text:p>
      <text:p text:style-name="P11"/>
      <text:p text:style-name="P11"><text:s text:c="8"/>long startTime = System.currentTimeMillis();</text:p>
      <text:p text:style-name="P11"/>
      <text:p text:style-name="P11"><text:s text:c="8"/>int recReader = 0;</text:p>
      <text:p text:style-name="P11"><text:s text:c="8"/>int recWrite = 0;</text:p>
      <text:p text:style-name="P11"><text:s text:c="8"/>int counter = 0;</text:p>
      <text:p text:style-name="P11"/>
      <text:p text:style-name="P11"><text:s text:c="8"/>while (recWrite &lt; sizeArray) {</text:p>
      <text:p text:style-name="P11"/>
      <text:p text:style-name="P11"><text:s text:c="12"/>// Write buffer</text:p>
      <text:p text:style-name="P11"><text:s text:c="12"/>while (counter &lt; sizeBuffer &amp;&amp; recReader &lt; sizeArray) {</text:p>
      <text:p text:style-name="P11"><text:s text:c="16"/>buffer[counter] = a[recReader];</text:p>
      <text:p text:style-name="P11"><text:s text:c="16"/>counter++;</text:p>
      <text:p text:style-name="P11"><text:s text:c="16"/>recReader++;</text:p>
      <text:p text:style-name="P11"><text:s text:c="12"/>}</text:p>
      <text:p text:style-name="P11"/>
      <text:p text:style-name="P11"><text:s text:c="12"/>// Read buffer</text:p>
      <text:p text:style-name="P11"><text:s text:c="12"/>counter = 0;</text:p>
      <text:p text:style-name="P11"><text:s text:c="12"/>while (counter &lt; sizeBuffer &amp;&amp; recWrite &lt; recReader) {</text:p>
      <text:p text:style-name="P11"><text:s text:c="16"/>b[recWrite] = buffer[counter];</text:p>
      <text:p text:style-name="P11"><text:s text:c="16"/>counter++;</text:p>
      <text:p text:style-name="P11"><text:s text:c="16"/>recWrite++;</text:p>
      <text:p text:style-name="P11"><text:s text:c="12"/>}</text:p>
      <text:p text:style-name="P11"><text:s text:c="8"/>}</text:p>
      <text:p text:style-name="P11"><text:s text:c="8"/>long endTime = System.currentTimeMillis();</text:p>
      <text:p text:style-name="P11"><text:s text:c="8"/>long workTime = endTime - startTime;</text:p>
      <text:p text:style-name="P11"/>
      <text:p text:style-name="P11"><text:s text:c="8"/>return workTime;</text:p>
      <text:p text:style-name="P11"><text:s text:c="4"/>}</text:p>
      <text:p text:style-name="P11">}</text:p>
      <text:p text:style-name="P10"/>
      <text:p text:style-name="P10"/>
      <text:p text:style-name="P14">3.2 Программа с использование параллельных потоков:</text:p>
      <text:p text:style-name="P11"/>
      <text:p text:style-name="P11">public class Main {</text:p>
      <text:p text:style-name="P11"/>
      <text:p text:style-name="P11"><text:s text:c="4"/>public static void main(String[] args) {</text:p>
      <text:p text:style-name="P11"><text:s text:c="8"/>Main app = new Main();</text:p>
      <text:p text:style-name="P11"><text:s text:c="8"/>app.startApp();</text:p>
      <text:p text:style-name="P11"><text:s text:c="4"/>}</text:p>
      <text:p text:style-name="P11"/>
      <text:p text:style-name="P11"><text:s text:c="4"/>private void startApp() {</text:p>
      <text:p text:style-name="P11"/>
      <text:p text:style-name="P11"><text:s text:c="8"/>long startTime = 0;</text:p>
      <text:p text:style-name="P11"><text:s text:c="8"/>long endTime = 0;</text:p>
      <text:p text:style-name="P11"/>
      <text:p text:style-name="P11"><text:s text:c="8"/>Resource resource = new Resource();</text:p>
      <text:p text:style-name="P11"><text:soft-page-break/><text:s text:c="8"/>resource.insertDataArray();</text:p>
      <text:p text:style-name="P11"/>
      <text:p text:style-name="P11"><text:s text:c="8"/>WriterData writerData;</text:p>
      <text:p text:style-name="P11"><text:s text:c="8"/>ReaderData readerData;</text:p>
      <text:p text:style-name="P11"/>
      <text:p text:style-name="P11"><text:s text:c="8"/>resource.setSizeBuffer(2);</text:p>
      <text:p text:style-name="P11"><text:s text:c="8"/>//resource.setSizeArray(10000000);</text:p>
      <text:p text:style-name="P11"><text:s text:c="8"/>int sizeBuffer = resource.getSizeBuffer();</text:p>
      <text:p text:style-name="P11"><text:s text:c="8"/>int sizeArray = resource.getSizeArray();</text:p>
      <text:p text:style-name="P11"/>
      <text:p text:style-name="P11"><text:s text:c="8"/>while (sizeBuffer &lt; sizeArray/2) {</text:p>
      <text:p text:style-name="P11"><text:s text:c="12"/>startTime = System.currentTimeMillis();</text:p>
      <text:p text:style-name="P11"/>
      <text:p text:style-name="P11"><text:s text:c="12"/>sizeBuffer *= 5;</text:p>
      <text:p text:style-name="P11"><text:s text:c="12"/>if (sizeBuffer &gt; sizeArray/2) {</text:p>
      <text:p text:style-name="P11"><text:s text:c="16"/>sizeBuffer = sizeArray/2;</text:p>
      <text:p text:style-name="P11"><text:s text:c="12"/>}</text:p>
      <text:p text:style-name="P11"><text:s text:c="12"/>resource.setSizeBuffer(sizeBuffer);</text:p>
      <text:p text:style-name="P11"/>
      <text:p text:style-name="P11"><text:s text:c="12"/>resource.cleanResource();</text:p>
      <text:p text:style-name="P11"/>
      <text:p text:style-name="P11"><text:s text:c="12"/>writerData = new WriterData();</text:p>
      <text:p text:style-name="P11"><text:s text:c="12"/>writerData.setName("Writer Data");</text:p>
      <text:p text:style-name="P11"><text:s text:c="12"/>writerData.setResource(resource);</text:p>
      <text:p text:style-name="P11"/>
      <text:p text:style-name="P11"><text:s text:c="12"/>readerData = new ReaderData();</text:p>
      <text:p text:style-name="P11"><text:s text:c="12"/>readerData.setName("Reader Data");</text:p>
      <text:p text:style-name="P11"><text:s text:c="12"/>readerData.setResource(resource);</text:p>
      <text:p text:style-name="P11"/>
      <text:p text:style-name="P11"><text:s text:c="12"/>readerData.start();</text:p>
      <text:p text:style-name="P11"><text:s text:c="12"/>writerData.start();</text:p>
      <text:p text:style-name="P11"/>
      <text:p text:style-name="P11"><text:s text:c="12"/>if (readerData.isAlive()) {</text:p>
      <text:p text:style-name="P11"><text:s text:c="16"/>try {</text:p>
      <text:p text:style-name="P11"><text:s text:c="20"/>readerData.join();</text:p>
      <text:p text:style-name="P11"><text:s text:c="16"/>} catch (InterruptedException e) {}</text:p>
      <text:p text:style-name="P11"><text:s text:c="12"/>}</text:p>
      <text:p text:style-name="P11"/>
      <text:p text:style-name="P11"><text:s text:c="12"/>if (writerData.isAlive()) {</text:p>
      <text:p text:style-name="P11"><text:s text:c="16"/>try {</text:p>
      <text:p text:style-name="P11"><text:s text:c="20"/>writerData.join();</text:p>
      <text:p text:style-name="P11"><text:s text:c="16"/>} catch (InterruptedException e) {}</text:p>
      <text:p text:style-name="P11"><text:s text:c="12"/>}</text:p>
      <text:p text:style-name="P11"/>
      <text:p text:style-name="P11"><text:s text:c="12"/>endTime = System.currentTimeMillis();</text:p>
      <text:p text:style-name="P11"/>
      <text:p text:style-name="P11"><text:s text:c="12"/>System.out.println("Buffer size = " + sizeBuffer);</text:p>
      <text:p text:style-name="P11"><text:s text:c="12"/>System.out.println("Run time = " + (endTime - startTime));</text:p>
      <text:p text:style-name="P11"/>
      <text:p text:style-name="P11"><text:s text:c="8"/>}</text:p>
      <text:p text:style-name="P11"><text:s text:c="4"/>}</text:p>
      <text:p text:style-name="P11">}</text:p>
      <text:p text:style-name="P11"><text:soft-page-break/>class Resource {</text:p>
      <text:p text:style-name="P11"><text:s text:c="4"/>private int sizeArray = (int) Math.pow(10, 8);</text:p>
      <text:p text:style-name="P11"/>
      <text:p text:style-name="P11"><text:s text:c="4"/>private int[] a = new int[sizeArray];</text:p>
      <text:p text:style-name="P11"><text:s text:c="4"/>private int[] b = new int[sizeArray];</text:p>
      <text:p text:style-name="P11"><text:s text:c="4"/>private int[] buffer = new int[sizeArray / 2];</text:p>
      <text:p text:style-name="P11"/>
      <text:p text:style-name="P11"><text:s text:c="4"/>private int sizeBuffer = 0;</text:p>
      <text:p text:style-name="P11"><text:s text:c="4"/>private int recordReader = 0;</text:p>
      <text:p text:style-name="P11"><text:s text:c="4"/>private int recordWriter = 0;</text:p>
      <text:p text:style-name="P11"/>
      <text:p text:style-name="P11"><text:s text:c="4"/>public int getSizeArray() {</text:p>
      <text:p text:style-name="P11"><text:s text:c="8"/>return sizeArray;</text:p>
      <text:p text:style-name="P11"><text:s text:c="4"/>}</text:p>
      <text:p text:style-name="P11"><text:s text:c="4"/>public synchronized void setSizeArray(int size) {</text:p>
      <text:p text:style-name="P11"><text:s text:c="8"/>sizeArray = size;</text:p>
      <text:p text:style-name="P11"><text:s text:c="4"/>}</text:p>
      <text:p text:style-name="P11"><text:s text:c="4"/>public int getSizeBuffer() {</text:p>
      <text:p text:style-name="P11"><text:s text:c="8"/>return sizeBuffer;</text:p>
      <text:p text:style-name="P11"><text:s text:c="4"/>}</text:p>
      <text:p text:style-name="P11"><text:s text:c="4"/>public synchronized void setSizeBuffer(int size) {</text:p>
      <text:p text:style-name="P11"><text:s text:c="8"/>sizeBuffer = size;</text:p>
      <text:p text:style-name="P11"><text:s text:c="4"/>}</text:p>
      <text:p text:style-name="P11"><text:s text:c="4"/>public int getRecordReader() {</text:p>
      <text:p text:style-name="P11"><text:s text:c="8"/>return recordReader;</text:p>
      <text:p text:style-name="P11"><text:s text:c="4"/>}</text:p>
      <text:p text:style-name="P11"><text:s text:c="4"/>public synchronized void setRecordReader(int value) {</text:p>
      <text:p text:style-name="P11"><text:s text:c="8"/>recordReader = value;</text:p>
      <text:p text:style-name="P11"><text:s text:c="4"/>}</text:p>
      <text:p text:style-name="P11"><text:s text:c="4"/>public synchronized void incRecordReader() {</text:p>
      <text:p text:style-name="P11"><text:s text:c="8"/>recordReader++;</text:p>
      <text:p text:style-name="P11"><text:s text:c="4"/>}</text:p>
      <text:p text:style-name="P11"><text:s text:c="4"/>public int getRecordWriter() {</text:p>
      <text:p text:style-name="P11"><text:s text:c="8"/>return recordWriter;</text:p>
      <text:p text:style-name="P11"><text:s text:c="4"/>}</text:p>
      <text:p text:style-name="P11"><text:s text:c="4"/>public synchronized void setRecordWriter(int value) {</text:p>
      <text:p text:style-name="P11"><text:s text:c="8"/>recordWriter = value;</text:p>
      <text:p text:style-name="P11"><text:s text:c="4"/>}</text:p>
      <text:p text:style-name="P11"><text:s text:c="4"/>public synchronized void incRecordWriter() {</text:p>
      <text:p text:style-name="P11"><text:s text:c="8"/>recordWriter++;</text:p>
      <text:p text:style-name="P11"><text:s text:c="4"/>}</text:p>
      <text:p text:style-name="P11"><text:s text:c="4"/>public int getBuffer(int positionArray) {</text:p>
      <text:p text:style-name="P11"><text:s text:c="8"/>return buffer[positionArray];</text:p>
      <text:p text:style-name="P11"><text:s text:c="4"/>}</text:p>
      <text:p text:style-name="P11"><text:s text:c="4"/>public synchronized void setBuffer(int value, int positionArray) {</text:p>
      <text:p text:style-name="P11"><text:s text:c="8"/>buffer[positionArray] = value;</text:p>
      <text:p text:style-name="P11"><text:s text:c="4"/>}</text:p>
      <text:p text:style-name="P11"><text:s text:c="4"/>public int getA(int positionArray) {</text:p>
      <text:p text:style-name="P11"><text:s text:c="8"/>return a[positionArray];</text:p>
      <text:p text:style-name="P11"><text:s text:c="4"/>}</text:p>
      <text:p text:style-name="P11"><text:s text:c="4"/>public synchronized void setB(int value, int positionArray) {</text:p>
      <text:p text:style-name="P11"><text:s text:c="8"/>b[positionArray] = value;</text:p>
      <text:p text:style-name="P11"><text:soft-page-break/><text:s text:c="4"/>}</text:p>
      <text:p text:style-name="P11"><text:s text:c="4"/>public synchronized void cleanResource() {</text:p>
      <text:p text:style-name="P11"><text:s text:c="8"/>recordReader = 0;</text:p>
      <text:p text:style-name="P11"><text:s text:c="8"/>recordWriter = 0;</text:p>
      <text:p text:style-name="P11"><text:s text:c="4"/>}</text:p>
      <text:p text:style-name="P11"/>
      <text:p text:style-name="P11"><text:s text:c="4"/>public int getCounterReader() {</text:p>
      <text:p text:style-name="P11"><text:s text:c="8"/>int res = recordReader % sizeBuffer;</text:p>
      <text:p text:style-name="P11"><text:s text:c="8"/>return res;</text:p>
      <text:p text:style-name="P11"><text:s text:c="4"/>}</text:p>
      <text:p text:style-name="P11"/>
      <text:p text:style-name="P11"><text:s text:c="4"/>public int getCounterWriter() {</text:p>
      <text:p text:style-name="P11"><text:s text:c="8"/>int res = recordWriter % sizeBuffer;</text:p>
      <text:p text:style-name="P11"><text:s text:c="8"/>return res;</text:p>
      <text:p text:style-name="P11"><text:s text:c="4"/>}</text:p>
      <text:p text:style-name="P11"/>
      <text:p text:style-name="P11"><text:s text:c="4"/>public synchronized void insertDataArray() {</text:p>
      <text:p text:style-name="P11"><text:s text:c="8"/>for (int i = 0; i &lt; sizeArray; i++) {</text:p>
      <text:p text:style-name="P11"><text:s text:c="12"/>a[i] = Integer.MAX_VALUE;</text:p>
      <text:p text:style-name="P11"><text:s text:c="8"/>}</text:p>
      <text:p text:style-name="P11"><text:s text:c="4"/>}</text:p>
      <text:p text:style-name="P11"/>
      <text:p text:style-name="P11">}</text:p>
      <text:p text:style-name="P11"/>
      <text:p text:style-name="P11">class WriterData extends Thread {</text:p>
      <text:p text:style-name="P11"><text:s text:c="4"/>Resource resource;</text:p>
      <text:p text:style-name="P11"/>
      <text:p text:style-name="P11"><text:s text:c="4"/>public void setResource(Resource resource) {</text:p>
      <text:p text:style-name="P11"><text:s text:c="8"/>this.resource = resource;</text:p>
      <text:p text:style-name="P11"><text:s text:c="4"/>}</text:p>
      <text:p text:style-name="P11"/>
      <text:p text:style-name="P11"><text:s text:c="4"/>@Override</text:p>
      <text:p text:style-name="P11"><text:s text:c="4"/>public void run() {</text:p>
      <text:p text:style-name="P11"/>
      <text:p text:style-name="P11"><text:s text:c="8"/>int counter = 0;</text:p>
      <text:p text:style-name="P11"/>
      <text:p text:style-name="P11"><text:s text:c="8"/>int sizeArray = resource.getSizeArray();</text:p>
      <text:p text:style-name="P11"><text:s text:c="8"/>int recordWriter = resource.getRecordWriter();</text:p>
      <text:p text:style-name="P11"><text:s text:c="8"/>int recordReader;</text:p>
      <text:p text:style-name="P11"/>
      <text:p text:style-name="P11"><text:s text:c="8"/>while (recordWriter &lt; sizeArray) {</text:p>
      <text:p text:style-name="P11"><text:s text:c="12"/>recordReader = resource.getRecordReader();</text:p>
      <text:p text:style-name="P11"><text:s text:c="12"/>if (recordWriter &lt; recordReader) {</text:p>
      <text:p text:style-name="P11"/>
      <text:p text:style-name="P11"><text:s text:c="16"/>counter = resource.getCounterWriter();</text:p>
      <text:p text:style-name="P11"><text:s text:c="16"/>resource.setB(resource.getBuffer(counter), recordWriter);</text:p>
      <text:p text:style-name="P11"/>
      <text:p text:style-name="P11"><text:s text:c="16"/>resource.setRecordWriter(++recordWriter);</text:p>
      <text:p text:style-name="P11">// <text:s text:c="15"/>resource.incRecordWriter();</text:p>
      <text:p text:style-name="P11">// <text:s text:c="15"/>recordWriter = resource.getRecordWriter();</text:p>
      <text:p text:style-name="P11"><text:s text:c="16"/>recordReader = resource.getRecordReader();</text:p>
      <text:p text:style-name="P11"/>
      <text:p text:style-name="P11"><text:soft-page-break/>// <text:s text:c="15"/>System.out.println("Record Writer = " + recordWriter);</text:p>
      <text:p text:style-name="P11"><text:s text:c="12"/>}</text:p>
      <text:p text:style-name="P11"><text:s text:c="12"/>else {</text:p>
      <text:p text:style-name="P11"><text:s text:c="16"/>Thread.yield();</text:p>
      <text:p text:style-name="P11">// <text:s text:c="15"/>try {</text:p>
      <text:p text:style-name="P11">// <text:s text:c="19"/>sleep(2);</text:p>
      <text:p text:style-name="P11">// <text:s text:c="15"/>} catch (Exception e) {}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11"/>
      <text:p text:style-name="P11">class ReaderData extends Thread {</text:p>
      <text:p text:style-name="P11"><text:s text:c="4"/>Resource resource;</text:p>
      <text:p text:style-name="P11"/>
      <text:p text:style-name="P11"><text:s text:c="4"/>public void setResource(Resource resource) {</text:p>
      <text:p text:style-name="P11"><text:s text:c="8"/>this.resource = resource;</text:p>
      <text:p text:style-name="P11"><text:s text:c="4"/>}</text:p>
      <text:p text:style-name="P11"/>
      <text:p text:style-name="P11"><text:s text:c="4"/>@Override</text:p>
      <text:p text:style-name="P11"><text:s text:c="4"/>public void run() {</text:p>
      <text:p text:style-name="P11"/>
      <text:p text:style-name="P11"><text:s text:c="8"/>int counter = 0;</text:p>
      <text:p text:style-name="P11"/>
      <text:p text:style-name="P11"><text:s text:c="8"/>int sizeArray = resource.getSizeArray();</text:p>
      <text:p text:style-name="P11"><text:s text:c="8"/>int recordReader = resource.getRecordReader();</text:p>
      <text:p text:style-name="P11"><text:s text:c="8"/>int sizeBuffer = resource.getSizeBuffer();</text:p>
      <text:p text:style-name="P11"><text:s text:c="8"/>int recordWriter;</text:p>
      <text:p text:style-name="P11"/>
      <text:p text:style-name="P11"><text:s text:c="8"/>while (recordReader &lt; sizeArray) {</text:p>
      <text:p text:style-name="P11"><text:s text:c="12"/>recordWriter = resource.getRecordWriter();</text:p>
      <text:p text:style-name="P11"><text:s text:c="12"/>if (recordReader &lt; recordWriter + sizeBuffer) {</text:p>
      <text:p text:style-name="P11"/>
      <text:p text:style-name="P11"><text:s text:c="16"/>counter = resource.getCounterReader();</text:p>
      <text:p text:style-name="P11"><text:s text:c="16"/>resource.setBuffer(resource.getA(recordReader), counter);</text:p>
      <text:p text:style-name="P11"/>
      <text:p text:style-name="P11"><text:s text:c="16"/>resource.setRecordReader(++recordReader);</text:p>
      <text:p text:style-name="P11">// <text:s text:c="15"/>resource.incRecordReader();</text:p>
      <text:p text:style-name="P11">// <text:s text:c="15"/>recordReader = resource.getRecordReader();</text:p>
      <text:p text:style-name="P11"><text:s text:c="16"/>recordWriter = resource.getRecordWriter();</text:p>
      <text:p text:style-name="P11"/>
      <text:p text:style-name="P11">// <text:s text:c="15"/>System.out.println("Record Reader = " + recordReader);</text:p>
      <text:p text:style-name="P11"><text:s text:c="12"/>}</text:p>
      <text:p text:style-name="P11"><text:s text:c="12"/>else {</text:p>
      <text:p text:style-name="P11"><text:s text:c="16"/>Thread.yield();</text:p>
      <text:p text:style-name="P11">// <text:s text:c="15"/>try {</text:p>
      <text:p text:style-name="P11">// <text:s text:c="19"/>sleep(2);</text:p>
      <text:p text:style-name="P11">// <text:s text:c="15"/>} catch (Exception e) {}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11"><text:soft-page-break/></text:p>
      <text:p text:style-name="P15">4. Результат вычислительных экспериментов.</text:p>
      <text:p text:style-name="P15">4.1 Последовательное <text:span text:style-name="T7">копирование</text:span> массива: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Размер буфера</text:p>
          </table:table-cell>
          <table:table-cell table:style-name="Таблица1.B1" office:value-type="string">
            <text:p text:style-name="P19">Время выполнения (мсек)</text:p>
          </table:table-cell>
        </table:table-row>
        <table:table-row>
          <table:table-cell table:style-name="Таблица1.A2" office:value-type="string">
            <text:p text:style-name="P18">10</text:p>
          </table:table-cell>
          <table:table-cell table:style-name="Таблица1.B2" office:value-type="string">
            <text:p text:style-name="Table_20_Contents">706</text:p>
          </table:table-cell>
        </table:table-row>
        <table:table-row>
          <table:table-cell table:style-name="Таблица1.A2" office:value-type="string">
            <text:p text:style-name="P19">50</text:p>
          </table:table-cell>
          <table:table-cell table:style-name="Таблица1.B2" office:value-type="string">
            <text:p text:style-name="Table_20_Contents">490</text:p>
          </table:table-cell>
        </table:table-row>
        <table:table-row>
          <table:table-cell table:style-name="Таблица1.A2" office:value-type="string">
            <text:p text:style-name="P19">250</text:p>
          </table:table-cell>
          <table:table-cell table:style-name="Таблица1.B2" office:value-type="string">
            <text:p text:style-name="P19">375</text:p>
          </table:table-cell>
        </table:table-row>
        <table:table-row>
          <table:table-cell table:style-name="Таблица1.A2" office:value-type="string">
            <text:p text:style-name="Table_20_Contents">1250</text:p>
          </table:table-cell>
          <table:table-cell table:style-name="Таблица1.B2" office:value-type="string">
            <text:p text:style-name="P19">386</text:p>
          </table:table-cell>
        </table:table-row>
        <table:table-row>
          <table:table-cell table:style-name="Таблица1.A2" office:value-type="string">
            <text:p text:style-name="Table_20_Contents">6250</text:p>
          </table:table-cell>
          <table:table-cell table:style-name="Таблица1.B2" office:value-type="string">
            <text:p text:style-name="P19">381</text:p>
          </table:table-cell>
        </table:table-row>
        <table:table-row>
          <table:table-cell table:style-name="Таблица1.A2" office:value-type="string">
            <text:p text:style-name="Table_20_Contents">31250</text:p>
          </table:table-cell>
          <table:table-cell table:style-name="Таблица1.B2" office:value-type="string">
            <text:p text:style-name="Table_20_Contents">369</text:p>
          </table:table-cell>
        </table:table-row>
        <table:table-row>
          <table:table-cell table:style-name="Таблица1.A2" office:value-type="string">
            <text:p text:style-name="Table_20_Contents">156250</text:p>
          </table:table-cell>
          <table:table-cell table:style-name="Таблица1.B2" office:value-type="string">
            <text:p text:style-name="Table_20_Contents">607</text:p>
          </table:table-cell>
        </table:table-row>
        <table:table-row>
          <table:table-cell table:style-name="Таблица1.A2" office:value-type="string">
            <text:p text:style-name="Table_20_Contents">781250</text:p>
          </table:table-cell>
          <table:table-cell table:style-name="Таблица1.B2" office:value-type="string">
            <text:p text:style-name="Table_20_Contents">686</text:p>
          </table:table-cell>
        </table:table-row>
        <table:table-row>
          <table:table-cell table:style-name="Таблица1.A2" office:value-type="string">
            <text:p text:style-name="Table_20_Contents">3906250</text:p>
          </table:table-cell>
          <table:table-cell table:style-name="Таблица1.B2" office:value-type="string">
            <text:p text:style-name="Table_20_Contents">717</text:p>
          </table:table-cell>
        </table:table-row>
        <table:table-row>
          <table:table-cell table:style-name="Таблица1.A2" office:value-type="string">
            <text:p text:style-name="Table_20_Contents">19531250</text:p>
          </table:table-cell>
          <table:table-cell table:style-name="Таблица1.B2" office:value-type="string">
            <text:p text:style-name="Table_20_Contents">720</text:p>
          </table:table-cell>
        </table:table-row>
        <table:table-row>
          <table:table-cell table:style-name="Таблица1.A2" office:value-type="string">
            <text:p text:style-name="Table_20_Contents">49999999</text:p>
          </table:table-cell>
          <table:table-cell table:style-name="Таблица1.B2" office:value-type="string">
            <text:p text:style-name="P20">681</text:p>
          </table:table-cell>
        </table:table-row>
      </table:table>
      <text:p text:style-name="P15"/>
      <text:p text:style-name="P12">Как видно из данных, при первом запуске время выполнения было достаточно большим, но последующие запуски были значительно меньше по времени до запуска с размером буфера 156250 элементов, хотя по времени все они должны были выполняться примерно одно и то-же. Так-как операции проводились в один промежуток времени за одно выполнение программы, вероятнее всего здесь произошло следующее - <text:s/>первый тест прогревает кэш(несколько кэш-линий) из-за этого он медленней. <text:span text:style-name="T9">С</text:span>ледующие тесты попадают в прогретый кэш и работают быстрее. <text:span text:style-name="T9">П</text:span>отом на <text:span text:style-name="T9">на размере буфера</text:span> 156250 происходит выход за размер L1 кэша и работа замедляется. <text:span text:style-name="T9">Т</text:span>.е. аномалия возникает из-за переиспользования массивов. кто их трогает первым тому <text:span text:style-name="T10">приходится потрудиться.</text:span></text:p>
      <text:p text:style-name="P15"/>
      <text:p text:style-name="P15"/>
      <text:p text:style-name="P15">4.2 <text:span text:style-name="T7">Параллельное копирование</text:span> массива <text:span text:style-name="T7">(посредством двух потоков)</text:span>:</text:p>
      <text:p text:style-name="P15"/>
      <text:p text:style-name="P1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Размер буфера</text:p>
          </table:table-cell>
          <table:table-cell table:style-name="Таблица2.B1" office:value-type="string">
            <text:p text:style-name="P19">Время выполнения (мсек)</text:p>
          </table:table-cell>
        </table:table-row>
        <table:table-row>
          <table:table-cell table:style-name="Таблица2.A2" office:value-type="string">
            <text:p text:style-name="P17">10</text:p>
          </table:table-cell>
          <table:table-cell table:style-name="Таблица2.B2" office:value-type="string">
            <text:p text:style-name="P20">23857</text:p>
          </table:table-cell>
        </table:table-row>
        <table:table-row>
          <table:table-cell table:style-name="Таблица2.A2" office:value-type="string">
            <text:p text:style-name="P19">50</text:p>
          </table:table-cell>
          <table:table-cell table:style-name="Таблица2.B2" office:value-type="string">
            <text:p text:style-name="P20">32322</text:p>
          </table:table-cell>
        </table:table-row>
        <table:table-row>
          <table:table-cell table:style-name="Таблица2.A2" office:value-type="string">
            <text:p text:style-name="P19">250</text:p>
          </table:table-cell>
          <table:table-cell table:style-name="Таблица2.B2" office:value-type="string">
            <text:p text:style-name="P19">32167</text:p>
          </table:table-cell>
        </table:table-row>
        <table:table-row>
          <table:table-cell table:style-name="Таблица2.A2" office:value-type="string">
            <text:p text:style-name="P20">1250</text:p>
          </table:table-cell>
          <table:table-cell table:style-name="Таблица2.B2" office:value-type="string">
            <text:p text:style-name="P19">30600</text:p>
          </table:table-cell>
        </table:table-row>
        <table:table-row>
          <table:table-cell table:style-name="Таблица2.A2" office:value-type="string">
            <text:p text:style-name="P20">6250</text:p>
          </table:table-cell>
          <table:table-cell table:style-name="Таблица2.B2" office:value-type="string">
            <text:p text:style-name="P19">30770</text:p>
          </table:table-cell>
        </table:table-row>
        <table:table-row>
          <table:table-cell table:style-name="Таблица2.A2" office:value-type="string">
            <text:p text:style-name="P20">31250</text:p>
          </table:table-cell>
          <table:table-cell table:style-name="Таблица2.B2" office:value-type="string">
            <text:p text:style-name="P20">30739</text:p>
          </table:table-cell>
        </table:table-row>
        <table:table-row>
          <table:table-cell table:style-name="Таблица2.A2" office:value-type="string">
            <text:p text:style-name="P20">156250</text:p>
          </table:table-cell>
          <table:table-cell table:style-name="Таблица2.B2" office:value-type="string">
            <text:p text:style-name="P20">28425</text:p>
          </table:table-cell>
        </table:table-row>
        <table:table-row>
          <table:table-cell table:style-name="Таблица2.A2" office:value-type="string">
            <text:p text:style-name="P20">781250</text:p>
          </table:table-cell>
          <table:table-cell table:style-name="Таблица2.B2" office:value-type="string">
            <text:p text:style-name="P20">28258</text:p>
          </table:table-cell>
        </table:table-row>
        <table:table-row>
          <table:table-cell table:style-name="Таблица2.A2" office:value-type="string">
            <text:p text:style-name="P20">3906250</text:p>
          </table:table-cell>
          <table:table-cell table:style-name="Таблица2.B2" office:value-type="string">
            <text:p text:style-name="P20">28273</text:p>
          </table:table-cell>
        </table:table-row>
        <table:table-row>
          <table:table-cell table:style-name="Таблица2.A2" office:value-type="string">
            <text:p text:style-name="P20">19531250</text:p>
          </table:table-cell>
          <table:table-cell table:style-name="Таблица2.B2" office:value-type="string">
            <text:p text:style-name="P20">23921</text:p>
          </table:table-cell>
        </table:table-row>
        <table:table-row>
          <table:table-cell table:style-name="Таблица2.A2" office:value-type="string">
            <text:p text:style-name="P20">49999999</text:p>
          </table:table-cell>
          <table:table-cell table:style-name="Таблица2.B2" office:value-type="string">
            <text:p text:style-name="P20">23623</text:p>
          </table:table-cell>
        </table:table-row>
      </table:table>
      <text:p text:style-name="P15"><text:soft-page-break/></text:p>
      <text:p text:style-name="P13">Как видно из данных, здесь мы не получили ожидаемый прирост производительности. Если буфер используется двумя потоками по очереди, то на самом деле не получается производительности. Плюс дополнительное время дают блокировки и переключения между потоками. <text:span text:style-name="T8">Если проследить процесс, то видно, что с увеличением размера буфера, уменьшается и время выполнения. Вероятнее всего это связано с тем, что потоки начинают тратить меньше времени на переключение. </text:span></text:p>
      <text:p text:style-name="P13"/>
      <text:p text:style-name="P16">5. Вывод по работе</text:p>
      <text:p text:style-name="P13"><text:span text:style-name="T8">М</text:span>ногопоточность хорошо работает в двух случаях. Когда у потоков нет общих данных или когда нужно не дать потоку заблокироваться надолго. Например в браузере за отрисовку отвечает один поток, а за скачивание страницы другой. В какой-то момент они все равно обмениваются данными, но основное время они работают независимо над разными задачами. <text:span text:style-name="T8">В данной работе параллельное копирование так сильно отличается </text:span><text:s/><text:span text:style-name="T8">от линейного </text:span>потому, что задача копирования массива слишком искусственная. <text:span text:style-name="T8">Эффект от использования параллельных потоков можно увидеть, если попробовать решить например </text:span>такую задачу: <text:s/>генерировать случайные числа в буфере и сортировать их. Если генерацию делать в одном потоке , потом передавать ссылку на буфер(не копировать, а передавать по ссы<text:span text:style-name="T8">л</text:span>ке весь массив) другому потоку и там сортировать, то генерация и сортировка <text:s/>будут работать параллельно. Быстрее чем в один пото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02:31:38.211100545</meta:creation-date>
    <dc:date>2019-12-09T04:41:53.232152324</dc:date>
    <meta:editing-duration>PT23M7S</meta:editing-duration>
    <meta:editing-cycles>5</meta:editing-cycles>
    <meta:generator>LibreOffice/6.0.7.3$Linux_X86_64 LibreOffice_project/00m0$Build-3</meta:generator>
    <meta:document-statistic meta:table-count="2" meta:image-count="0" meta:object-count="0" meta:page-count="9" meta:paragraph-count="310" meta:word-count="1671" meta:character-count="14266" meta:non-whitespace-character-count="10848"/>
  </office:meta>
</office:document-meta>
</file>